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2pt" style:font-size-asian="22pt" style:font-size-complex="22pt"/>
    </style:style>
    <style:style style:name="T1" style:family="text">
      <style:text-properties fo:color="#0000bb" fo:font-family="'DejaVu Sans Mono'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7700" fo:font-family="'DejaVu Sans Mono'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color="#dd0000" fo:font-family="'DejaVu Sans Mono'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19.462cm" svg:x="0.5cm" svg:y="0.538cm">
          <draw:text-box>
            <text:p text:style-name="P1"><text:span text:style-name="T1">&lt;?php</text:span></text:p>
            <text:p text:style-name="P1"><text:span text:style-name="T2"/></text:p>
            <text:p text:style-name="P1"><text:span text:style-name="T3">class </text:span><text:span text:style-name="T1">Module </text:span><text:span text:style-name="T3">{</text:span></text:p>
            <text:p text:style-name="P1"><text:span text:style-name="T2"/></text:p>
            <text:p text:style-name="P1"><text:span text:style-name="T3">    </text:span><text:span text:style-name="T3">public function </text:span><text:span text:style-name="T1">init</text:span><text:span text:style-name="T3">(</text:span><text:span text:style-name="T1">Manager $moduleManager</text:span><text:span text:style-name="T3">) {</text:span></text:p>
            <text:p text:style-name="P1"><text:span text:style-name="T3">      </text:span><text:span text:style-name="T1">$this</text:span><text:span text:style-name="T3">-&gt;</text:span><text:span text:style-name="T1">initAutoloader</text:span><text:span text:style-name="T3">();</text:span></text:p>
            <text:p text:style-name="P1"><text:span text:style-name="T3">    </text:span><text:span text:style-name="T3">}</text:span></text:p>
            <text:p text:style-name="P1"><text:span text:style-name="T2"/></text:p>
            <text:p text:style-name="P1"><text:span text:style-name="T3">    </text:span><text:span text:style-name="T3">public function </text:span><text:span text:style-name="T1">initAutoloader</text:span><text:span text:style-name="T3">() {</text:span></text:p>
            <text:p text:style-name="P1"><text:span text:style-name="T3">      </text:span><text:span text:style-name="T1">AutoloaderFactory</text:span><text:span text:style-name="T3">::</text:span><text:span text:style-name="T1">factory</text:span><text:span text:style-name="T3">(array(</text:span></text:p>
            <text:p text:style-name="P1"><text:span text:style-name="T3">          </text:span><text:span text:style-name="T4">'Zend\Loader\ClassMapAutoloader' </text:span><text:span text:style-name="T3">=&gt; array(</text:span></text:p>
            <text:p text:style-name="P1"><text:span text:style-name="T3">              </text:span><text:span text:style-name="T1">__DIR__ </text:span><text:span text:style-name="T3">. </text:span><text:span text:style-name="T4">'/autoload_classmap.php'</text:span><text:span text:style-name="T3">,</text:span></text:p>
            <text:p text:style-name="P1"><text:span text:style-name="T3">          </text:span><text:span text:style-name="T3">)</text:span></text:p>
            <text:p text:style-name="P1"><text:span text:style-name="T3">      </text:span><text:span text:style-name="T3">));</text:span></text:p>
            <text:p text:style-name="P1"><text:span text:style-name="T3">    </text:span><text:span text:style-name="T3">}</text:span></text:p>
            <text:p text:style-name="P1"><text:span text:style-name="T2"/></text:p>
            <text:p text:style-name="P1"><text:span text:style-name="T3">    </text:span><text:span text:style-name="T3">public function </text:span><text:span text:style-name="T1">getConfig</text:span><text:span text:style-name="T3">(</text:span><text:span text:style-name="T1">$env </text:span><text:span text:style-name="T3">= </text:span><text:span text:style-name="T1">null</text:span><text:span text:style-name="T3">) {</text:span></text:p>
            <text:p text:style-name="P1"><text:span text:style-name="T3">      </text:span><text:span text:style-name="T3">return new </text:span><text:span text:style-name="T1">Config</text:span><text:span text:style-name="T3">(include </text:span><text:span text:style-name="T4">'./configs/config.php'</text:span><text:span text:style-name="T3">);</text:span></text:p>
            <text:p text:style-name="P1"><text:span text:style-name="T3">    </text:span><text:span text:style-name="T3">}</text:span></text:p>
            <text:p text:style-name="P1"><text:span text:style-name="T2"/></text:p>
            <text:p text:style-name="P1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ne Blankerts</meta:initial-creator>
    <meta:creation-date>2011-04-17T22:18:55</meta:creation-date>
    <meta:editing-duration>PT1M59S</meta:editing-duration>
    <meta:editing-cycles>3</meta:editing-cycles>
    <meta:generator>LibreOffice/3.3$Unix LibreOffice_project/330m19$Build-301</meta:generator>
    <dc:date>2011-10-02T20:15:57</dc:date>
    <dc:creator>Robert Basic</dc:creator>
    <meta:document-statistic meta:object-count="24"/>
  </office:meta>
</office:document-meta>
</file>